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5811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0.7354in"/>
    </style:style>
    <style:style style:name="co5" style:family="table-column">
      <style:table-column-properties fo:break-before="auto" style:column-width="0.8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55" table:default-cell-style-name="ce3"/>
        <table:table-column table:style-name="co4" table:default-cell-style-name="ce3"/>
        <table:table-column table:style-name="co5" table:default-cell-style-name="ce5"/>
        <table:table-column table:style-name="co3" table:number-columns-repeated="16325" table:default-cell-style-name="ce3"/>
        <table:table-row table:style-name="ro1">
          <table:table-cell office:value-type="string" calcext:value-type="string">
            <text:p>kandidatn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oengsum</text:p>
          </table:table-cell>
          <table:table-cell table:style-name="ce4" office:value-type="string" calcext:value-type="string">
            <text:p>Resultat</text:p>
          </table:table-cell>
          <table:table-cell table:style-name="ce1"/>
          <table:table-cell table:style-name="ce1" office:value-type="string" calcext:value-type="string">
            <text:p>Instutisjon</text:p>
          </table:table-cell>
          <table:table-cell table:style-name="ce1" table:number-columns-repeated="1632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L</text:p>
          </table:table-cell>
          <table:table-cell table:number-columns-repeated="1632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VID</text:p>
          </table:table-cell>
          <table:table-cell table:number-columns-repeated="1632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TNU</text:p>
          </table:table-cell>
          <table:table-cell table:number-columns-repeated="1632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S</text:p>
          </table:table-cell>
          <table:table-cell table:number-columns-repeated="16323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A</text:p>
          </table:table-cell>
          <table:table-cell table:number-columns-repeated="16323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SN</text:p>
          </table:table-cell>
          <table:table-cell table:number-columns-repeated="1632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B</text:p>
          </table:table-cell>
          <table:table-cell table:number-columns-repeated="1632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Ø</text:p>
          </table:table-cell>
          <table:table-cell table:number-columns-repeated="1632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NORD</text:p>
          </table:table-cell>
          <table:table-cell table:number-columns-repeated="16323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INN</text:p>
          </table:table-cell>
          <table:table-cell table:number-columns-repeated="1632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UiT</text:p>
          </table:table-cell>
          <table:table-cell table:number-columns-repeated="1632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OsloMet</text:p>
          </table:table-cell>
          <table:table-cell table:number-columns-repeated="16323"/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  <table:table-cell/>
          <table:table-cell office:value-type="string" calcext:value-type="string">
            <text:p>HVO</text:p>
          </table:table-cell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2" table:number-rows-repeated="5">
          <table:table-cell table:style-name="Default" table:number-columns-repeated="16384"/>
        </table:table-row>
        <table:table-row table:style-name="ro1" table:number-rows-repeated="10482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ext-properties fo:color="#d9d9d9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50:52.393000000</meta:creation-date>
    <dc:date>2024-10-02T12:52:14.341000000</dc:date>
    <meta:editing-duration>PT1M22S</meta:editing-duration>
    <meta:editing-cycles>1</meta:editing-cycles>
    <meta:document-statistic meta:table-count="1" meta:cell-count="17747" meta:object-count="0"/>
    <meta:generator>LibreOffice/7.5.7.1$Windows_X86_64 LibreOffice_project/47eb0cf7efbacdee9b19ae25d6752381ede23126</meta:generator>
  </office:meta>
</office:document-meta>
</file>